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190dab" officeooo:paragraph-rsid="00190dab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90dab" officeooo:paragraph-rsid="00190dab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0dab" officeooo:paragraph-rsid="00190dab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officeooo:rsid="00195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, власть, лидерство</text:p>
      <text:p text:style-name="P2"/>
      <text:p text:style-name="P2"><text:span text:style-name="T2">Руководство-</text:span> воздействие лидера на оптимизацию усилий членов организации ради достижения целей.</text:p>
      <text:p text:style-name="P2"/>
      <text:p text:style-name="P2"><text:span text:style-name="T2">Лидерство-</text:span> способность оказывать воздействие, влияние на отдельные личности, группы.</text:p>
      <text:p text:style-name="P2"/>
      <text:p text:style-name="P2"><text:span text:style-name="T2">Власть-</text:span> возможность влиять на поведение других людей.</text:p>
      <text:p text:style-name="P2"/>
      <text:p text:style-name="P2"/>
      <text:p text:style-name="P3">Власть, как организация процесс<text:span text:style-name="T3">а</text:span></text:p>
      <text:p text:style-name="P2"/>
      <text:p text:style-name="P2">Власть- потенциал,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8T16:07:34.286000000</dc:date>
    <meta:editing-duration>PT20M44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6" meta:word-count="36" meta:character-count="313" meta:non-whitespace-character-count="282"/>
  </office:meta>
</office:document-meta>
</file>